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a499" officeooo:paragraph-rsid="000da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in Groups: Some Guidelines</text:p>
      <text:p text:style-name="P1"><text:s/></text:p>
      <text:p text:style-name="P1"><text:s/></text:p>
      <text:p text:style-name="P1">1. <text:s text:c="6"/>Always keep appointments for group meetings and always be on time. <text:s/>The default meeting location is EMU. <text:s/>Class time that has been scheduled for group work should be employed for meetings unless all group members find it convenient to meet at another time.</text:p>
      <text:p text:style-name="P1">2. <text:s text:c="6"/>Take turns being the scribe for a meeting and take notes on the discussion. Email a copy to everyone in the group after the meeting, stating what was accomplished and what needs to be done.</text:p>
      <text:p text:style-name="P1">3. <text:s text:c="6"/>Keep track of all individual and group time spent on the project and what was accomplished in that time. <text:s/>(This log will be turned in with each project increment.)</text:p>
      <text:p text:style-name="P1">4. <text:s text:c="6"/>If your teammates aren't pulling their weight, first talk to them about it and, if that fails to change things, schedule a meeting of the whole group with the professor to discuss the matter.</text:p>
      <text:p text:style-name="P1">5. <text:s text:c="6"/>Divide work clearly, preferably giving all group members experience with all project components. <text:s/>Document the division of labor.</text:p>
      <text:p text:style-name="P1">6. <text:s text:c="6"/>At each meeting, review work done since the last meeting and set clear goals for the next.</text:p>
      <text:p text:style-name="P1">7. <text:s text:c="6"/>Prepare a draft of the entire project increment that all members can review before the final version is readied.</text:p>
      <text:p text:style-name="P1">8. <text:s text:c="6"/>For the final presentation of the project, make sure everyone gets to present a portion of the work.</text:p>
      <text:p text:style-name="P1">9. <text:s text:c="6"/>Give credit to the whole group for positive accomplishments.</text:p>
      <text:p text:style-name="P1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34:57.015764000</meta:creation-date>
    <dc:date>2015-05-03T14:35:17.307814000</dc:date>
    <meta:editing-duration>PT20S</meta:editing-duration>
    <meta:editing-cycles>1</meta:editing-cycles>
    <meta:document-statistic meta:table-count="0" meta:image-count="0" meta:object-count="0" meta:page-count="1" meta:paragraph-count="14" meta:word-count="236" meta:character-count="1409" meta:non-whitespace-character-count="1121"/>
    <meta:generator>LibreOffice/4.3.7.2$MacOSX_X86_64 LibreOffice_project/8a35821d8636a03b8bf4e15b48f59794652c68ba</meta:generator>
  </office:meta>
</office:document-meta>
</file>